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d41010"/>
    </style:style>
    <style:style style:name="gr1" style:family="graphic" style:parent-style-name="standard">
      <style:graphic-properties svg:stroke-width="0.1cm" svg:stroke-color="#ffffff" draw:marker-start-width="0.36cm" draw:marker-end-width="0.36cm" draw:stroke-linejoin="miter" svg:stroke-linecap="butt" draw:fill-color="#d41010" draw:textarea-horizontal-align="justify" draw:textarea-vertical-align="middle" draw:auto-grow-height="false" fo:min-height="0.46cm" fo:min-width="1.01cm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ffffff" draw:marker-start-width="0.28cm" draw:marker-end-width="0.28cm" draw:fill-color="#d41010" draw:textarea-horizontal-align="justify" draw:textarea-vertical-align="middle" draw:auto-grow-height="false" fo:min-height="0.278cm" fo:min-width="0.22cm" fo:padding-top="0.15cm" fo:padding-bottom="0.15cm" fo:padding-left="0.275cm" fo:padding-right="0.275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6cm"/>
    </style:style>
    <style:style style:name="gr4" style:family="graphic" style:parent-style-name="standard">
      <style:graphic-properties svg:stroke-color="#d41010" draw:fill-color="#ffffff" draw:textarea-horizontal-align="justify" draw:textarea-vertical-align="middle" draw:auto-grow-height="false" fo:min-height="0.079cm" fo:min-width="0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d4101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56cm" svg:height="0.76cm" svg:x="0.02cm" svg:y="0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draw:layer="layout" svg:width="0.77cm" svg:height="0.578cm" svg:x="0.427cm" svg:y="0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.1cm" svg:height="0.042cm" svg:x="0.26cm" svg:y="0.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053cm" svg:height="0.329cm" svg:x="0.537cm" svg:y="0.26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057cm" svg:height="0.329cm" svg:x="0.788cm" svg:y="0.26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057cm" svg:height="0.329cm" svg:x="1.03cm" svg:y="0.26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163cm" svg:height="0.122cm" svg:x="0.735cm" svg:y="0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6cm" fo:page-height="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7:50.917625320</meta:creation-date>
    <dc:date>2023-10-30T18:40:11.920431682</dc:date>
    <meta:editing-duration>PT1H15M17S</meta:editing-duration>
    <meta:editing-cycles>30</meta:editing-cycles>
    <meta:generator>LibreOffice/7.3.7.2$Linux_X86_64 LibreOffice_project/30$Build-2</meta:generator>
    <meta:document-statistic meta:object-count="8"/>
  </office:meta>
</office:document-meta>
</file>